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8c0" officeooo:paragraph-rsid="0019c8c0"/>
    </style:style>
    <style:style style:name="P2" style:family="paragraph" style:parent-style-name="Standard">
      <style:text-properties officeooo:rsid="001b7d70" officeooo:paragraph-rsid="001b7d70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9c8c0" officeooo:paragraph-rsid="0019c8c0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7d70" officeooo:paragraph-rsid="001b7d70"/>
    </style:style>
    <style:style style:name="T1" style:family="text">
      <style:text-properties officeooo:rsid="001b7d70"/>
    </style:style>
    <style:style style:name="T2" style:family="text">
      <style:text-properties officeooo:rsid="001b7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#1</text:p>
      <text:p text:style-name="P1">-<text:span text:style-name="T1">Add friend to contact list using email as ID</text:span></text:p>
      <text:p text:style-name="P1">-<text:span text:style-name="T1">Notification when become on-line</text:span></text:p>
      <text:p text:style-name="P1">-<text:span text:style-name="T1">Set status and it's icon</text:span></text:p>
      <text:p text:style-name="P1">-<text:span text:style-name="T1">registration for first time</text:span></text:p>
      <text:p text:style-name="P1"/>
      <text:p text:style-name="P3"/>
      <text:p text:style-name="P1"/>
      <text:p text:style-name="P2">Task#2</text:p>
      <text:p text:style-name="P2">-Show status on contact list online/offline</text:p>
      <text:p text:style-name="P2">-one-to-one or group chat </text:p>
      <text:p text:style-name="P2">-sign-out</text:p>
      <text:p text:style-name="P2">-send message to all online users </text:p>
      <text:p text:style-name="P2">-show statistics about users</text:p>
      <text:p text:style-name="P2"/>
      <text:p text:style-name="P4"/>
      <text:p text:style-name="P2"/>
      <text:p text:style-name="P2">Task#3</text:p>
      <text:p text:style-name="P2">-Transfer files</text:p>
      <text:p text:style-name="P2">-Start/stop server</text:p>
      <text:p text:style-name="P2">-view number of online/offline users</text:p>
      <text:p text:style-name="P2">-<text:span text:style-name="T2">login with all info about the user “contact list-groups-messages”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20:17:08.474202956</meta:creation-date>
    <dc:date>2016-02-25T21:04:30.342772244</dc:date>
    <meta:editing-duration>PT1M11S</meta:editing-duration>
    <meta:editing-cycles>1</meta:editing-cycles>
    <meta:document-statistic meta:table-count="0" meta:image-count="0" meta:object-count="0" meta:page-count="1" meta:paragraph-count="16" meta:word-count="64" meta:character-count="425" meta:non-whitespace-character-count="375"/>
    <meta:generator>LibreOffice/4.2.8.2$Linux_X86_64 LibreOffice_project/420m0$Build-2</meta:generator>
  </office:meta>
</office:document-meta>
</file>